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6.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5.00pt" fo:font-weight="bold" fo:font-family="'Liberation Serif'" style:font-family-asian="'Liberation Serif'" style:font-family-complex="'Liberation Serif'"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bold" fo:font-family="'Liberation Serif'" style:font-family-asian="'Liberation Serif'" style:font-family-complex="'Liberation 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5.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Liberation Serif'" style:font-family-asian="'Liberation Serif'" style:font-family-complex="'Liberation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bold"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Liberation Serif'" style:font-family-asian="'Liberation Serif'" style:font-family-complex="'Liberation Serif'"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Liberation Serif'" style:font-family-asian="'Liberation Serif'" style:font-family-complex="'Liberation Serif'" fo:background-color="transparent" style:use-window-font-color="true"/>
    </style:style>
    <style:style style:name="T22" style:family="text">
      <style:text-properties fo:font-size="20.00pt" fo:font-weight="bold" fo:font-family="'Liberation Serif'" style:font-family-asian="'Liberation Serif'" style:font-family-complex="'Liberation Serif'" fo:background-color="transparent" style:use-window-font-color="true"/>
    </style:style>
    <style:style style:name="T23" style:family="text">
      <style:text-properties fo:font-size="20.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Arial" style:font-family-asian="Arial" style:font-family-complex="Arial" fo:background-color="transparent" style:use-window-font-color="true"/>
    </style:style>
    <style:style style:name="T26" style:family="text">
      <style:text-properties fo:font-size="12.00pt" fo:font-weight="normal" fo:font-family="Arial" style:font-family-asian="Arial" style:font-family-complex="Arial" fo:background-color="transparent" style:use-window-font-color="true"/>
    </style:style>
    <style:style style:name="T27" style:family="text">
      <style:text-properties fo:font-size="12.00pt" fo:font-weight="normal" fo:font-family="Arial" style:font-family-asian="Arial" style:font-family-complex="Arial" fo:background-color="transparent" style:use-window-font-color="true"/>
    </style:style>
    <style:style style:name="T28" style:family="text">
      <style:text-properties fo:font-size="12.00pt" fo:font-weight="normal" fo:font-family="Arial" style:font-family-asian="Arial" style:font-family-complex="Arial"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Liberation Serif'" style:font-family-asian="'Liberation Serif'" style:font-family-complex="'Liberation Serif'"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20.00pt" fo:font-weight="bold" fo:font-family="'Liberation Serif'" style:font-family-asian="'Liberation Serif'" style:font-family-complex="'Liberation Serif'" fo:background-color="transparent" style:use-window-font-color="true"/>
    </style:style>
    <style:style style:name="T37" style:family="text">
      <style:text-properties fo:font-size="20.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4.00pt" fo:font-weight="bold" fo:font-family="'Liberation Serif'" style:font-family-asian="'Liberation Serif'" style:font-family-complex="'Liberation Serif'"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Arial" style:font-family-asian="Arial" style:font-family-complex="Arial" fo:background-color="transparent" style:use-window-font-color="true"/>
    </style:style>
    <style:style style:name="T42" style:family="text">
      <style:text-properties fo:font-size="12.00pt" fo:font-weight="normal" fo:font-family="Arial" style:font-family-asian="Arial" style:font-family-complex="Arial" fo:background-color="transparent" style:use-window-font-color="true"/>
    </style:style>
    <style:style style:name="T43" style:family="text">
      <style:text-properties fo:font-size="12.00pt" fo:font-weight="normal" fo:font-family="Arial" style:font-family-asian="Arial" style:font-family-complex="Arial" fo:background-color="transparent" style:use-window-font-color="true"/>
    </style:style>
    <style:style style:name="T44" style:family="text">
      <style:text-properties fo:font-size="12.00pt" fo:font-weight="normal" fo:font-family="Arial" style:font-family-asian="Arial" style:font-family-complex="Arial"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bold" fo:font-family="'Liberation Serif'" style:font-family-asian="'Liberation Serif'" style:font-family-complex="'Liberation Serif'"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Liberation Serif'" style:font-family-asian="'Liberation Serif'" style:font-family-complex="'Liberation Serif'"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bold" fo:font-family="'Liberation Serif'" style:font-family-asian="'Liberation Serif'" style:font-family-complex="'Liberation Serif'"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Liberation Serif'" style:font-family-asian="'Liberation Serif'" style:font-family-complex="'Liberation Serif'"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0.00pt" fo:font-weight="normal" fo:font-family="'DejaVu Sans'" style:font-family-asian="'DejaVu Sans'" style:font-family-complex="'DejaVu Sans'" fo:background-color="#66ffff"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0.00pt" fo:font-weight="normal" fo:font-family="'DejaVu Sans'" style:font-family-asian="'DejaVu Sans'" style:font-family-complex="'DejaVu Sans'" fo:background-color="#66ffff" style:use-window-font-color="true"/>
    </style:style>
    <style:style style:name="T57" style:family="text">
      <style:text-properties fo:font-size="12.00pt" fo:font-weight="bold" fo:font-family="'Liberation Serif'" style:font-family-asian="'Liberation Serif'" style:font-family-complex="'Liberation Serif'"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20.00pt" fo:font-weight="bold" fo:font-family="'Liberation Serif'" style:font-family-asian="'Liberation Serif'" style:font-family-complex="'Liberation Serif'" fo:background-color="#ffffff" style:use-window-font-color="true"/>
    </style:style>
    <style:style style:name="T60" style:family="text">
      <style:text-properties fo:font-size="20.00pt" fo:font-weight="bold" style:text-underline-mode="continuous" style:text-underline-type="single" style:text-underline-style="solid" style:text-underline-width="normal" fo:font-family="'Liberation Serif'" style:font-family-asian="'Liberation Serif'" style:font-family-complex="'Liberation Serif'" fo:background-color="#ffffff"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Liberation Serif'" style:font-family-asian="'Liberation Serif'" style:font-family-complex="'Liberation Serif'" fo:background-color="#ffffff"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ffffff"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Liberation Serif'" style:font-family-asian="'Liberation Serif'" style:font-family-complex="'Liberation Serif'" fo:background-color="#ffffff"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ffffff"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bold" fo:font-family="'Liberation Serif'" style:font-family-asian="'Liberation Serif'" style:font-family-complex="'Liberation Serif'" fo:background-color="#ffffff"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bold" fo:font-family="'Liberation Serif'" style:font-family-asian="'Liberation Serif'" style:font-family-complex="'Liberation Serif'" fo:background-color="#ffffff"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bold" fo:font-family="'Liberation Serif'" style:font-family-asian="'Liberation Serif'" style:font-family-complex="'Liberation Serif'"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bold" fo:font-family="'Liberation Serif'" style:font-family-asian="'Liberation Serif'" style:font-family-complex="'Liberation Serif'"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bold" fo:font-family="'Liberation Serif'" style:font-family-asian="'Liberation Serif'" style:font-family-complex="'Liberation Serif'"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bold" fo:font-family="'Liberation Serif'" style:font-family-asian="'Liberation Serif'" style:font-family-complex="'Liberation Serif'"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bold" fo:font-family="'Liberation Serif'" style:font-family-asian="'Liberation Serif'" style:font-family-complex="'Liberation Serif'"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bold" fo:font-family="'Liberation Serif'" style:font-family-asian="'Liberation Serif'" style:font-family-complex="'Liberation Serif'"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20.00pt" fo:font-weight="bold" fo:font-family="'Liberation Serif'" style:font-family-asian="'Liberation Serif'" style:font-family-complex="'Liberation Serif'" fo:background-color="transparent" style:use-window-font-color="true"/>
    </style:style>
    <style:style style:name="T93" style:family="text">
      <style:text-properties fo:font-size="20.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normal" fo:font-family="'Liberation Serif'" style:font-family-asian="'Liberation Serif'" style:font-family-complex="'Liberation Serif'" fo:background-color="transparent" style:use-window-font-color="true"/>
    </style:style>
    <style:style style:name="T9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9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normal" fo:font-family="'Liberation Serif'" style:font-family-asian="'Liberation Serif'" style:font-family-complex="'Liberation Serif'"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justify" fo:margin-left="-18.00pt" fo:text-indent="18.00pt"/>
    </style:style>
    <style:style style:name="P3" style:family="paragraph">
      <style:paragraph-properties fo:line-height="100.00%" fo:text-align="justify"/>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00.00%" fo:text-align="justify" fo:margin-left="-18.00pt" fo:text-indent="18.00pt"/>
    </style:style>
    <style:style style:name="P5" style:family="paragraph">
      <style:paragraph-properties fo:line-height="100.00%" fo:text-align="justify"/>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00.00%" fo:text-align="justify" fo:margin-left="-18.00pt" fo:text-indent="18.00pt"/>
    </style:style>
    <style:style style:name="P7" style:family="paragraph">
      <style:paragraph-properties fo:line-height="100.00%" fo:text-align="justify"/>
    </style:style>
    <text:list-style style:name="L8">
      <text:list-level-style-bullet text:level="1" text:bullet-char="•">
        <style:list-level-properties text:space-before="0.00pt" text:min-label-width="18.00pt"/>
        <style:text-properties fo:font-family="Symbol"/>
      </text:list-level-style-bullet>
    </text:list-style>
    <style:style style:name="P8" style:family="paragraph">
      <style:paragraph-properties fo:line-height="100.00%" fo:text-align="justify" fo:margin-left="-18.00pt" fo:text-indent="18.00pt"/>
    </style:style>
    <style:style style:name="P9" style:family="paragraph">
      <style:paragraph-properties fo:line-height="100.00%" fo:text-align="justify"/>
    </style:style>
    <style:style style:name="P10" style:family="paragraph">
      <style:paragraph-properties fo:line-height="100.00%" fo:text-align="center"/>
    </style:style>
    <style:style style:name="P11" style:family="paragraph">
      <style:paragraph-properties fo:line-height="100.00%" fo:text-align="justify"/>
    </style:style>
    <text:list-style style:name="L12">
      <text:list-level-style-bullet text:level="1" text:bullet-char="•">
        <style:list-level-properties text:space-before="0.00pt" text:min-label-width="18.00pt"/>
        <style:text-properties fo:font-family="Symbol"/>
      </text:list-level-style-bullet>
    </text:list-style>
    <style:style style:name="P12" style:family="paragraph">
      <style:paragraph-properties fo:line-height="100.00%" fo:text-align="justify" fo:margin-left="-18.00pt" fo:text-indent="18.00pt"/>
    </style:style>
    <style:style style:name="P13" style:family="paragraph">
      <style:paragraph-properties fo:line-height="100.00%" fo:text-align="justify"/>
    </style:style>
    <style:style style:name="P14" style:family="paragraph">
      <style:paragraph-properties fo:line-height="100.00%" fo:text-align="justify" fo:margin-left="0.00pt" fo:text-indent="-17.00pt"/>
    </style:style>
    <style:style style:name="P15" style:family="paragraph">
      <style:paragraph-properties fo:line-height="100.00%" fo:text-align="justify"/>
    </style:style>
    <style:style style:name="P16" style:family="paragraph">
      <style:paragraph-properties fo:line-height="100.00%" fo:text-align="center"/>
    </style:style>
    <style:style style:name="P17" style:family="paragraph">
      <style:paragraph-properties fo:line-height="100.00%" fo:text-align="justify"/>
    </style:style>
    <style:style style:name="P18" style:family="paragraph">
      <style:paragraph-properties fo:line-height="100.00%" fo:text-align="center"/>
    </style:style>
    <style:style style:name="P19" style:family="paragraph">
      <style:paragraph-properties fo:line-height="100.00%" fo:text-align="justify"/>
    </style:style>
    <style:style style:name="P20" style:family="paragraph">
      <style:paragraph-properties fo:line-height="100.00%" fo:text-align="left"/>
    </style:style>
    <style:style style:name="P21" style:family="paragraph">
      <style:paragraph-properties fo:line-height="100.00%" fo:text-align="justify"/>
    </style:style>
    <style:style style:name="P22" style:family="paragraph">
      <style:paragraph-properties fo:line-height="100.00%" fo:text-align="left"/>
    </style:style>
  </office:automatic-styles>
  <office:body>
    <office:text>
      <text:p text:style-name="P1"><draw:frame text:anchor-type="as-char" svg:width="49.21mm" svg:height="59.53mm" style:rel-width="scale" style:rel-height="scale"><draw:object-ole xlink:href="OleObj1"/><draw:image xlink:href="ObjectReplacements/OleObj1"/></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2">ALGORÍTMICA</text:span></text:p>
      <text:p text:style-name="P1"><text:span text:style-name="T3"/></text:p>
      <text:p text:style-name="P1"><text:span text:style-name="T3"/></text:p>
      <text:p text:style-name="P1"><text:span text:style-name="T3"/></text:p>
      <text:p text:style-name="P1"><text:span text:style-name="T3"/></text:p>
      <text:p text:style-name="P1"><text:span text:style-name="T4">PRÁCTICA 5: BRANCH AND BOUND</text:span></text:p>
      <text:p text:style-name="P1"><text:span text:style-name="T5"/></text:p>
      <text:p text:style-name="P1"><text:span text:style-name="T5"/></text:p>
      <text:p text:style-name="P1"><text:span text:style-name="T6">Memoria final de la práctica</text:span></text:p>
      <text:p text:style-name="P1"><text:span text:style-name="T7"/></text:p>
      <text:p text:style-name="P1"><text:span text:style-name="T7"/></text:p>
      <text:p text:style-name="P1"><text:span text:style-name="T7"/></text:p>
      <text:p text:style-name="P1"><text:span text:style-name="T8">Ignacio Aguilera Martos</text:span></text:p>
      <text:p text:style-name="P1"><text:span text:style-name="T8">Luis Balderas Ruiz</text:span></text:p>
      <text:p text:style-name="P1"><text:span text:style-name="T8">Diego Asterio de Zaballa Rodríguez</text:span></text:p>
      <text:p text:style-name="P1"><text:span text:style-name="T8">Miguel Ángel Torres López</text:span></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draw:frame text:anchor-type="as-char" svg:width="108.48mm" svg:height="32.54mm" style:rel-width="scale" style:rel-height="scale"><draw:object-ole xlink:href="OleObj2"/><draw:image xlink:href="ObjectReplacements/OleObj2"/></draw:frame><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10">CONTENIDOS</text:span></text:p>
      <text:p text:style-name="P1"><text:span text:style-name="T11"/></text:p>
      <text:p text:style-name="P1"><text:span text:style-name="T11"/></text:p>
      <text:list text:style-name="L2">
        <text:list-item>
          <text:p text:style-name="P2"><text:span text:style-name="T12">Organización de la práctica</text:span></text:p>
        </text:list-item>
      </text:list>
      <text:p text:style-name="P3"><text:span text:style-name="T13"/></text:p>
      <text:p text:style-name="P3"><text:span text:style-name="T13"/></text:p>
      <text:list text:style-name="L4">
        <text:list-item>
          <text:p text:style-name="P4"><text:span text:style-name="T14">Problema TSP, el viajante de comercio.</text:span></text:p>
        </text:list-item>
      </text:list>
      <text:p text:style-name="P5"><text:span text:style-name="T15"/></text:p>
      <text:p text:style-name="P5"><text:span text:style-name="T16"><text:tab/>2.1 Enunciado del ejercicio</text:span></text:p>
      <text:p text:style-name="P5"><text:span text:style-name="T16"><text:tab/>2.2 Solución y comentarios</text:span></text:p>
      <text:p text:style-name="P5"><text:span text:style-name="T17"/></text:p>
      <text:list text:style-name="L6">
        <text:list-item>
          <text:p text:style-name="P6"><text:span text:style-name="T18">Análisis empírico</text:span></text:p>
        </text:list-item>
      </text:list>
      <text:p text:style-name="P7"><text:span text:style-name="T18"><text:tab/></text:span></text:p>
      <text:p text:style-name="P7"><text:span text:style-name="T19"><text:tab/>3.1 Comparación de algoritmos</text:span></text:p>
      <text:p text:style-name="P7"><text:span text:style-name="T20"/></text:p>
      <text:list text:style-name="L8">
        <text:list-item>
          <text:p text:style-name="P8"><text:span text:style-name="T21">Bibliografía</text:span></text:p>
        </text:list-item>
      </text:list>
      <text:p text:style-name="P9"><text:span text:style-name="T22">1.<text:s/></text:span><text:span text:style-name="T23">ORGANIZACIÓN DE LA PRÁCTICA</text:span></text:p>
      <text:p text:style-name="P10"><text:span text:style-name="T24"/></text:p>
      <text:p text:style-name="P11"><text:span text:style-name="T25">El problema del viajante de comercio ya se ha comentado y utilizado en la práctica sobre algoritmos voraces, donde se estudiaron métodos de este tipo para encontrar soluciones razonables (no óptimas necesariamente) a este problema. Si se desea encontrar una solución óptima es necesario utilizar métodos más potentes (y costosos), como la vuelta atrás y la rami</text:span><text:span text:style-name="T26">ﬁ</text:span><text:span text:style-name="T27">caci</text:span><text:span text:style-name="T28">ón y poda, que exploren el espacio de posibles soluciones de forma más exhaustiva.</text:span></text:p>
      <text:p text:style-name="P11"><text:span text:style-name="T29"/></text:p>
      <text:p text:style-name="P11"><text:span text:style-name="T29"/></text:p>
      <text:p text:style-name="P11"><text:span text:style-name="T29"/></text:p>
      <text:p text:style-name="P11"><text:span text:style-name="T30">Nos encargamos de presentar varios algoritmos que recorran exhaustivamente las posibles combinaciones a la hora de recorrer las ciudades. La estructura para ello será la siguiente:</text:span></text:p>
      <text:p text:style-name="P11"><text:span text:style-name="T31"/></text:p>
      <text:list text:style-name="L12">
        <text:list-item>
          <text:p text:style-name="P12"><text:span text:style-name="T32">Enunciado del problema</text:span></text:p>
        </text:list-item>
        <text:list-item>
          <text:p text:style-name="P12"><text:span text:style-name="T32">Resolución teórica (explicación de cada algoritmo)</text:span></text:p>
        </text:list-item>
        <text:list-item>
          <text:p text:style-name="P12"><text:span text:style-name="T32">Análisis empírico y de la eficiencia híbrida.</text:span></text:p>
        </text:list-item>
      </text:list>
      <text:p text:style-name="P13"><text:span text:style-name="T33"/></text:p>
      <text:p text:style-name="P13"><text:span text:style-name="T33"/></text:p>
      <text:p text:style-name="P13"><text:span text:style-name="T33"/></text:p>
      <text:p text:style-name="P14"><text:span text:style-name="T34">En lo que sigue, los miembros del grupo combinamos sistemas operativos y maquinas diferentes para experimentar de la forma más completa y variada la eficiencia de los algoritmos. Estas son las prestaciones de las máquinas:</text:span></text:p>
      <text:p text:style-name="P15"><text:span text:style-name="T34"><text:tab/></text:span></text:p>
      <text:p text:style-name="P15"><text:span text:style-name="T34"><text:tab/>- Luis: Fujitsu. Intel Core i5. Ubuntu 14.04</text:span></text:p>
      <text:p text:style-name="P15"><text:span text:style-name="T34"><text:tab/>- Ignacio: Toshiba. Intel Core i7. Ubuntu 14.04</text:span></text:p>
      <text:p text:style-name="P15"><text:span text:style-name="T34"><text:tab/>- Diego: Mac. Intel Core i7. OS X El Capitán</text:span></text:p>
      <text:p text:style-name="P15"><text:span text:style-name="T34"><text:tab/>- Miguel Ángel: Toshiba. Intel Core i7. Windows 10</text:span></text:p>
      <text:p text:style-name="P15"><text:span text:style-name="T35"/></text:p>
      <text:p text:style-name="P16"><text:span text:style-name="T35"/></text:p>
      <text:p text:style-name="P17"><text:span text:style-name="T36">2.<text:s/></text:span><text:span text:style-name="T37">PROBLEMA TSP: el viajante de comercio</text:span></text:p>
      <text:p text:style-name="P18"><text:span text:style-name="T38"/></text:p>
      <text:p text:style-name="P18"><text:span text:style-name="T38"/></text:p>
      <text:p text:style-name="P18"><text:span text:style-name="T38"/></text:p>
      <text:p text:style-name="P19"><text:span text:style-name="T39">2.1<text:s text:c="2"/>Enunciado del problema</text:span></text:p>
      <text:p text:style-name="P19"><text:span text:style-name="T40"/></text:p>
      <text:p text:style-name="P19"><text:span text:style-name="T41">En su formulación más sencilla, el problema del viajante de comercio (TSP, por Traveling Salesman Problem) se de</text:span><text:span text:style-name="T42">ﬁ</text:span><text:span text:style-name="T43">ne como sigue:</text:span></text:p>
      <text:p text:style-name="P19"><text:span text:style-name="T44">Dado un conjunto de ciudades y una matriz con las distancias entre todas ellas, un viajante debe recorrer todas las ciudades exactamente una vez, regresando al punto de partida, de forma tal que la distancia recorrida sea mínima. Mas formalmente, dado un grafo G, conexo y ponderado, se trata de hallar el ciclo hamiltoniano de mínimo peso de ese grafo. Una solución para TSP es una permutación del conjunto de ciudades que indica el orden en que se deben recorrer. Para el cálculo de la longitud del ciclo no debemos olvidar sumar la distancia que existe entre la última ciudad y la primera (ya que hay que cerrar el ciclo).</text:span></text:p>
      <text:p text:style-name="P19"><text:span text:style-name="T44">Se pide, además, dar al solución óptima al problema. Al contrario que en la práctica anterior, algorítmos greedy, ya no buscaremos una solución rápida pero aproximada. Si no que buscaremos la mejor solución de todas, aunque ello implique un aumento del coste computacional del algorítmo.</text:span></text:p>
      <text:p text:style-name="P19"><text:span text:style-name="T45"/></text:p>
      <text:p text:style-name="P19"><text:span text:style-name="T46">2.2<text:s text:c="2"/>Solución teórica</text:span></text:p>
      <text:p text:style-name="P19"><text:span text:style-name="T47"/></text:p>
      <text:p text:style-name="P19"><text:span text:style-name="T47"/></text:p>
      <text:p text:style-name="P19"><text:span text:style-name="T48">Este problema, aunque será resuelto con backtracking y branch and bound, estará acotado inicialmente por la ejecución del algoritmo greedy desarrollado en la práctica 3. Esto nos permite saber una solución próxima a la solución óptima y, a la hora de llevar acabo el backtracking o el branch and bound, te permite realizar una poda más agresiva. Con esto conseguimos un cierta mejor de eficiencia al permitirnos no recorrer todas las ramas del árbol.</text:span></text:p>
      <text:p text:style-name="P19"><text:span text:style-name="T49"/></text:p>
      <text:p text:style-name="P19"><text:span text:style-name="T49"/></text:p>
      <text:p text:style-name="P19"><text:span text:style-name="T49"/></text:p>
      <text:p text:style-name="P19"><text:span text:style-name="T50"><text:tab/>2.2.1<text:s text:c="2"/>Algoritmo 1</text:span></text:p>
      <text:p text:style-name="P19"><text:span text:style-name="T51"/></text:p>
      <text:p text:style-name="P19"><text:span text:style-name="T52">Estamos ante un problema particular desde el punto de vista de vuelta atrás. En general, cuando se utiliza backtracking es porque no se tiene información suficiente para escoger la rama del árbol donde está la solución óptima. Cuando una rama acaba y no encontramos solución, volvemos atrás hasta encontrar el último nodo antes de tomar la rama sin solución. Sin embargo, en este problema, todas las ramas nos dan una solución, aunque no tiene por qué ser óptima. Cuando se recorren todas las posibilidades, el orden de las ciudades<text:s text:c="2"/>que suman menor distancia hasta el momento se convierte en el orden óptimo. Esto da lugar a un algoritmo con eficiencia factorial. Optamos por una implementación recursiva, en la que se tiene una lista de las ciudades sin visitar aún y el orden generado hasta el momento. La condición de parada de la recursividad se da cuando la lista de ciudades sin colocar contiene a una sola ciudad, por lo que no queda más remedio que colocar a esa última en el sitio que queda.</text:span></text:p>
      <text:p text:style-name="P19"><text:span text:style-name="T52">El código es el siguiente:</text:span></text:p>
      <text:p text:style-name="P19"><text:span text:style-name="T53"/></text:p>
      <text:p text:style-name="P19"><text:span text:style-name="T53"/></text:p>
      <text:p text:style-name="P19"><text:span text:style-name="T53"/></text:p>
      <text:p text:style-name="P19"><text:span text:style-name="T54">list&lt;int&gt; BacktrackingTSP(list&lt;int&gt; rama, double* afinidades, list&lt;int&gt; sinusar,double&amp; minima_suma, int n)</text:span></text:p>
      <text:p text:style-name="P19"><text:span text:style-name="T54">{</text:span></text:p>
      <text:p text:style-name="P19"><text:span text:style-name="T54"><text:s text:c="2"/>int tam = sinusar.size();</text:span></text:p>
      <text:p text:style-name="P19"><text:span text:style-name="T54"><text:s text:c="2"/>double sum=suma(rama,afinidades,n);</text:span></text:p>
      <text:p text:style-name="P19"><text:span text:style-name="T54"><text:s text:c="2"/>if(tam &lt;= 1 &amp;&amp; minima_suma&gt;sum &amp;&amp; sum&gt;0){</text:span></text:p>
      <text:p text:style-name="P19"><text:span text:style-name="T54"><text:s text:c="4"/>rama.splice(rama.end(),sinusar);</text:span></text:p>
      <text:p text:style-name="P19"><text:span text:style-name="T54"><text:s text:c="4"/>minima_suma=sum;</text:span></text:p>
      <text:p text:style-name="P19"><text:span text:style-name="T54"><text:s text:c="4"/>return rama;</text:span></text:p>
      <text:p text:style-name="P19"><text:span text:style-name="T54"><text:s text:c="2"/>}else{</text:span></text:p>
      <text:p text:style-name="P19"><text:span text:style-name="T54"><text:s text:c="4"/>list&lt;int&gt;::iterator it;</text:span></text:p>
      <text:p text:style-name="P19"><text:span text:style-name="T54"><text:s text:c="4"/>list&lt;int&gt; res;</text:span></text:p>
      <text:p text:style-name="P19"><text:span text:style-name="T54"><text:s text:c="4"/>list&lt;int&gt; aux2;</text:span></text:p>
      <text:p text:style-name="P19"><text:span text:style-name="T54"><text:s text:c="4"/>for(it = sinusar.begin(); it != sinusar.end(); ++it){</text:span></text:p>
      <text:p text:style-name="P19"><text:span text:style-name="T54"><text:s text:c="6"/>int aux = *it;</text:span></text:p>
      <text:p text:style-name="P19"><text:span text:style-name="T54"><text:s text:c="6"/>it = sinusar.erase(it);</text:span></text:p>
      <text:p text:style-name="P19"><text:span text:style-name="T54"><text:s text:c="6"/>rama.push_back(aux);</text:span></text:p>
      <text:p text:style-name="P19"><text:span text:style-name="T54"><text:s text:c="6"/>aux2 = BacktrackingTSP(rama, afinidades, sinusar,minima_suma, n);</text:span></text:p>
      <text:p text:style-name="P19"><text:span text:style-name="T54"><text:s text:c="6"/>if(aux2.size() != 0){</text:span></text:p>
      <text:p text:style-name="P19"><text:span text:style-name="T54"><text:s text:c="8"/>res = aux2;</text:span></text:p>
      <text:p text:style-name="P19"><text:span text:style-name="T54"><text:s text:c="6"/>}</text:span></text:p>
      <text:p text:style-name="P19"><text:span text:style-name="T54"><text:s text:c="6"/>it = sinusar.emplace(it,aux);</text:span></text:p>
      <text:p text:style-name="P19"><text:span text:style-name="T54"><text:s text:c="6"/>rama.remove(aux);</text:span></text:p>
      <text:p text:style-name="P19"><text:span text:style-name="T54"><text:s text:c="4"/>}</text:span></text:p>
      <text:p text:style-name="P19"><text:span text:style-name="T54"><text:s text:c="4"/>return res;</text:span></text:p>
      <text:p text:style-name="P19"><text:span text:style-name="T54"><text:s text:c="2"/>}</text:span></text:p>
      <text:p text:style-name="P19"><text:span text:style-name="T55"/></text:p>
      <text:p text:style-name="P19"><text:span text:style-name="T56">}</text:span></text:p>
      <text:p text:style-name="P19"><text:span text:style-name="T57"><text:tab/>2.2.2<text:s text:c="2"/>Algoritmo 2</text:span></text:p>
      <text:p text:style-name="P19"><text:span text:style-name="T58"/></text:p>
      <text:p text:style-name="P19"><text:span text:style-name="T58"/></text:p>
      <text:p text:style-name="P19"><text:span text:style-name="T58"/></text:p>
      <text:p text:style-name="P19"><text:span text:style-name="T58"/></text:p>
      <text:p text:style-name="P19"><text:span text:style-name="T58"/></text:p>
      <text:p text:style-name="P19"><text:span text:style-name="T58"/></text:p>
      <text:p text:style-name="P19"><text:span text:style-name="T58"/></text:p>
      <text:p text:style-name="P19"><text:span text:style-name="T58"/></text:p>
      <text:p text:style-name="P19"><text:span text:style-name="T58"/></text:p>
      <text:p text:style-name="P19"><text:span text:style-name="T59">3.<text:s text:c="2"/></text:span><text:span text:style-name="T60">ANÁLISIS EMPÍRICO</text:span></text:p>
      <text:p text:style-name="P19"><text:span text:style-name="T61"/></text:p>
      <text:p text:style-name="P19"><text:span text:style-name="T61"/></text:p>
      <text:p text:style-name="P19"><text:span text:style-name="T61"/></text:p>
      <text:p text:style-name="P19"><text:span text:style-name="T62">En la siguiente imagen se ve notoriamente lo que de forma teórica se ha presentado, esto es, se ha llegado a la solución óptima del problema. Sin embargo, para un grafo de 11 ciudades como es el de la imagen, el algoritmo ha tardado 6 segundos. Hágase notorio que no es posible alcanzar la cantidad de ciudades que se proponián en la práctica 3, ya que el tiempo sería catastróficamente alto.</text:span></text:p>
      <text:p text:style-name="P19"><text:span text:style-name="T63"/></text:p>
      <text:p text:style-name="P19"><draw:frame text:anchor-type="as-char" svg:width="152.40mm" svg:height="85.73mm" style:rel-width="scale" style:rel-height="scale"><draw:object-ole xlink:href="OleObj3"/><draw:image xlink:href="ObjectReplacements/OleObj3"/></draw:frame><text:span text:style-name="T63"/></text:p>
      <text:p text:style-name="P19"><text:span text:style-name="T63"/></text:p>
      <text:p text:style-name="P19"><text:span text:style-name="T63"/></text:p>
      <text:p text:style-name="P19"><text:span text:style-name="T64">Comparamos ahora el backtracking con el branch and bound de forma que se vean mejor:</text:span></text:p>
      <text:p text:style-name="P19"><text:span text:style-name="T65"/></text:p>
      <text:p text:style-name="P19"><text:span text:style-name="T65"/></text:p>
      <text:p text:style-name="P19"><text:span text:style-name="T65"/></text:p>
      <text:p text:style-name="P19"><text:span text:style-name="T65"/></text:p>
      <text:p text:style-name="P19"><text:span text:style-name="T65"/></text:p>
      <text:p text:style-name="P19"><text:span text:style-name="T66">En lo que sigue, se muestran los datos y las gráficas en cada máquina:</text:span></text:p>
      <text:p text:style-name="P19"><text:span text:style-name="T67"/></text:p>
      <text:p text:style-name="P19"><text:span text:style-name="T68">FUJITSU</text:span></text:p>
      <text:p text:style-name="P19"><text:span text:style-name="T69"/></text:p>
      <text:p text:style-name="P19"><draw:frame text:anchor-type="as-char" svg:width="130.44mm" svg:height="92.60mm" style:rel-width="scale" style:rel-height="scale"><draw:object-ole xlink:href="OleObj4"/><draw:image xlink:href="ObjectReplacements/OleObj4"/></draw:frame><text:span text:style-name="T70">ALGORITMO 1</text:span></text:p>
      <text:p text:style-name="P19"><text:span text:style-name="T71"/></text:p>
      <text:p text:style-name="P19"><text:span text:style-name="T71"/></text:p>
      <text:p text:style-name="P19"><text:span text:style-name="T71"/></text:p>
      <text:p text:style-name="P19"><draw:frame text:anchor-type="as-char" svg:width="142.08mm" svg:height="97.37mm" style:rel-width="scale" style:rel-height="scale"><draw:object-ole xlink:href="OleObj5"/><draw:image xlink:href="ObjectReplacements/OleObj5"/></draw:frame><text:span text:style-name="T72">ALGORITMO 2</text:span></text:p>
      <text:p text:style-name="P20"><text:span text:style-name="T73"/></text:p>
      <text:p text:style-name="P20"><text:span text:style-name="T73"/></text:p>
      <text:p text:style-name="P20"><text:span text:style-name="T73"/></text:p>
      <text:p text:style-name="P20"><text:span text:style-name="T74">MAC</text:span></text:p>
      <text:p text:style-name="P20"><text:span text:style-name="T75"/></text:p>
      <text:p text:style-name="P20"><draw:frame text:anchor-type="as-char" svg:width="143.67mm" svg:height="93.40mm" style:rel-width="scale" style:rel-height="scale"><draw:object-ole xlink:href="OleObj6"/><draw:image xlink:href="ObjectReplacements/OleObj6"/></draw:frame><text:span text:style-name="T76">ALGORITMO 1</text:span></text:p>
      <text:p text:style-name="P20"><text:span text:style-name="T77"/></text:p>
      <text:p text:style-name="P20"><text:span text:style-name="T77"/></text:p>
      <text:p text:style-name="P20"><text:span text:style-name="T77"/></text:p>
      <text:p text:style-name="P20"><text:span text:style-name="T77"/></text:p>
      <text:p text:style-name="P20"><draw:frame text:anchor-type="as-char" svg:width="139.44mm" svg:height="96.84mm" style:rel-width="scale" style:rel-height="scale"><draw:object-ole xlink:href="OleObj7"/><draw:image xlink:href="ObjectReplacements/OleObj7"/></draw:frame><text:span text:style-name="T78">ALGORITMO 2</text:span></text:p>
      <text:p text:style-name="P20"><text:span text:style-name="T79"/></text:p>
      <text:p text:style-name="P20"><text:span text:style-name="T79"/></text:p>
      <text:p text:style-name="P20"><text:span text:style-name="T79"/></text:p>
      <text:p text:style-name="P20"><text:span text:style-name="T80">TOSHIBA (I)</text:span></text:p>
      <text:p text:style-name="P20"><text:span text:style-name="T81"/></text:p>
      <text:p text:style-name="P20"><text:span text:style-name="T81"/></text:p>
      <text:p text:style-name="P20"><text:span text:style-name="T82">ALGORITMO 1</text:span></text:p>
      <text:p text:style-name="P20"><draw:frame text:anchor-type="as-char" svg:width="138.91mm" svg:height="78.32mm" style:rel-width="scale" style:rel-height="scale"><draw:object-ole xlink:href="OleObj8"/><draw:image xlink:href="ObjectReplacements/OleObj8"/></draw:frame><text:span text:style-name="T83"/></text:p>
      <text:p text:style-name="P20"><text:span text:style-name="T83"/></text:p>
      <text:p text:style-name="P20"><text:span text:style-name="T83"/></text:p>
      <text:p text:style-name="P20"><text:span text:style-name="T84">ALGORITMO 2</text:span></text:p>
      <text:p text:style-name="P20"><draw:frame text:anchor-type="as-char" svg:width="128.85mm" svg:height="81.23mm" style:rel-width="scale" style:rel-height="scale"><draw:object-ole xlink:href="OleObj9"/><draw:image xlink:href="ObjectReplacements/OleObj9"/></draw:frame><text:span text:style-name="T85"/></text:p>
      <text:p text:style-name="P20"><text:span text:style-name="T85"/></text:p>
      <text:p text:style-name="P20"><text:span text:style-name="T85"/></text:p>
      <text:p text:style-name="P20"><text:span text:style-name="T85"/></text:p>
      <text:p text:style-name="P20"><text:span text:style-name="T86">TOSHIBA (II)</text:span></text:p>
      <text:p text:style-name="P20"><text:span text:style-name="T87"/></text:p>
      <text:p text:style-name="P20"><text:span text:style-name="T88">ALGORITMO 1</text:span></text:p>
      <text:p text:style-name="P20"><text:span text:style-name="T89"/></text:p>
      <text:p text:style-name="P20"><draw:frame text:anchor-type="as-char" svg:width="137.32mm" svg:height="74.88mm" style:rel-width="scale" style:rel-height="scale"><draw:object-ole xlink:href="OleObj10"/><draw:image xlink:href="ObjectReplacements/OleObj10"/></draw:frame><text:span text:style-name="T89"/></text:p>
      <text:p text:style-name="P20"><text:span text:style-name="T89"/></text:p>
      <text:p text:style-name="P20"><text:span text:style-name="T90">ALGORITMO 2</text:span></text:p>
      <text:p text:style-name="P20"><text:span text:style-name="T91"/></text:p>
      <text:p text:style-name="P20"><text:span text:style-name="T91"/></text:p>
      <text:p text:style-name="P20"><text:span text:style-name="T91"/></text:p>
      <text:p text:style-name="P20"><text:span text:style-name="T91"/></text:p>
      <text:p text:style-name="P20"><text:span text:style-name="T91"/></text:p>
      <text:p text:style-name="P20"><text:span text:style-name="T91"/></text:p>
      <text:p text:style-name="P20"><text:span text:style-name="T91"/></text:p>
      <text:p text:style-name="P20"><text:span text:style-name="T91"/></text:p>
      <text:p text:style-name="P20"><text:span text:style-name="T91"/></text:p>
      <text:p text:style-name="P20"><text:span text:style-name="T91"/></text:p>
      <text:p text:style-name="P20"><text:span text:style-name="T91"/></text:p>
      <text:p text:style-name="P20"><text:span text:style-name="T91"/></text:p>
      <text:p text:style-name="P20"><text:span text:style-name="T91"/></text:p>
      <text:p text:style-name="P20"><text:span text:style-name="T91"/></text:p>
      <text:p text:style-name="P20"><text:span text:style-name="T91"/></text:p>
      <text:p text:style-name="P20"><text:span text:style-name="T92">4.<text:s text:c="2"/></text:span><text:span text:style-name="T93">BIBLIOGRAFÍA</text:span></text:p>
      <text:p text:style-name="P20"><text:span text:style-name="T94"/></text:p>
      <text:p text:style-name="P20"><text:span text:style-name="T94"/></text:p>
      <text:p text:style-name="P21"><text:span text:style-name="T95">-Jose Luis Verdegay, “Curso de Teoría de Algoritmos”</text:span></text:p>
      <text:p text:style-name="P21"><text:span text:style-name="T95">-Brassard, Bradley, “Fundamentos de Algoritmia”</text:span></text:p>
      <text:p text:style-name="P21"><text:span text:style-name="T95">-</text:span><text:a xlink:href="http://www.gnuplot.com/"><text:span text:style-name="T97">www.gnuplot.com</text:span></text:a><text:span text:style-name="T98"/></text:p>
      <text:p text:style-name="P21"><text:span text:style-name="T99">-Knuth, “The art of computer programming”</text:span></text:p>
      <text:p text:style-name="P22"><text:span text:style-name="T10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